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2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8.063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10.448cm"/>
    </style:style>
    <style:style style:name="co6" style:family="table-column">
      <style:table-column-properties fo:break-before="auto" style:column-width="15.4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95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25" style:family="table-cell" style:parent-style-name="Default">
      <style:table-cell-properties fo:border="0.74pt solid #000000"/>
      <style:text-properties style:use-window-font-color="true"/>
    </style:style>
    <style:style style:name="ce26" style:family="table-cell" style:parent-style-name="Default">
      <style:table-cell-properties fo:border="0.74pt solid #000000"/>
      <style:text-properties fo:color="#c9211e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transparent" fo:wrap-option="wrap" fo:border="0.74pt solid #000000"/>
    </style:style>
    <style:style style:name="ce30" style:family="table-cell" style:parent-style-name="Default">
      <style:table-cell-properties fo:wrap-option="wrap" fo:border="0.74pt solid #000000"/>
    </style:style>
    <style:style style:name="ce3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default-cell-style-name="ce6"/>
        <table:table-column table:style-name="co5" table:default-cell-style-name="ce27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RFVplotterBOM-v1_0</text:p>
          </table:table-cell>
          <table:table-cell table:number-columns-repeated="1024"/>
        </table:table-row>
        <table:table-row table:style-name="ro2">
          <table:table-cell table:number-columns-repeated="1025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16" office:value-type="string" calcext:value-type="string">
            <text:p>Part number</text:p>
          </table:table-cell>
          <table:table-cell table:style-name="ce16" office:value-type="string" calcext:value-type="string">
            <text:p>Part name</text:p>
          </table:table-cell>
          <table:table-cell table:style-name="ce16" office:value-type="string" calcext:value-type="string">
            <text:p>Version number</text:p>
          </table:table-cell>
          <table:table-cell table:style-name="ce3" office:value-type="string" calcext:value-type="string">
            <text:p>Quantity</text:p>
          </table:table-cell>
          <table:table-cell table:style-name="ce16" office:value-type="string" calcext:value-type="string">
            <text:p>Description</text:p>
          </table:table-cell>
          <table:table-cell table:style-name="ce5" office:value-type="string" calcext:value-type="string">
            <text:p>Example links (Links are working 16.10.2022. Links will not be updated.)</text:p>
          </table:table-cell>
          <table:table-cell table:style-name="ce5"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Plotter head parts</text:p>
          </table:table-cell>
          <table:covered-table-cell table:number-columns-repeated="4" table:style-name="ce18"/>
          <table:covered-table-cell table:style-name="ce28"/>
          <table:table-cell table:number-columns-repeated="1019"/>
        </table:table-row>
        <table:table-row table:style-name="ro2">
          <table:table-cell table:style-name="ce12" office:value-type="string" calcext:value-type="string">
            <text:p>Printed part</text:p>
          </table:table-cell>
          <table:table-cell table:style-name="ce19" office:value-type="float" office:value="1.1" calcext:value-type="float">
            <text:p>1.1</text:p>
          </table:table-cell>
          <table:table-cell table:style-name="ce12" office:value-type="string" calcext:value-type="string">
            <text:p>RFVplotter-FrontPlate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28"/>
          <table:table-cell table:number-columns-repeated="1019"/>
        </table:table-row>
        <table:table-row table:style-name="ro2">
          <table:table-cell table:style-name="ce12" office:value-type="string" calcext:value-type="string">
            <text:p>Printed part</text:p>
          </table:table-cell>
          <table:table-cell table:style-name="ce19" office:value-type="string" calcext:value-type="string">
            <text:p>1.2</text:p>
          </table:table-cell>
          <table:table-cell table:style-name="ce12" office:value-type="string" calcext:value-type="string">
            <text:p>RFVplotter-BeltConnectorArm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2" calcext:value-type="float">
            <text:p>2</text:p>
          </table:table-cell>
          <table:table-cell table:style-name="ce28"/>
          <table:table-cell table:number-columns-repeated="1019"/>
        </table:table-row>
        <table:table-row table:style-name="ro2">
          <table:table-cell table:style-name="ce12" office:value-type="string" calcext:value-type="string">
            <text:p>Printed part</text:p>
          </table:table-cell>
          <table:table-cell table:style-name="ce19" office:value-type="string" calcext:value-type="string">
            <text:p>1.3</text:p>
          </table:table-cell>
          <table:table-cell table:style-name="ce12" office:value-type="string" calcext:value-type="string">
            <text:p>RFVplotter-DistancePlate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28"/>
          <table:table-cell table:number-columns-repeated="1019"/>
        </table:table-row>
        <table:table-row table:style-name="ro2">
          <table:table-cell table:style-name="ce12" office:value-type="string" calcext:value-type="string">
            <text:p>Printed part</text:p>
          </table:table-cell>
          <table:table-cell table:style-name="ce19" office:value-type="string" calcext:value-type="string">
            <text:p>1.4</text:p>
          </table:table-cell>
          <table:table-cell table:style-name="ce12" office:value-type="string" calcext:value-type="string">
            <text:p>RFVplotter-BackPlate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28"/>
          <table:table-cell table:number-columns-repeated="1019"/>
        </table:table-row>
        <table:table-row table:style-name="ro2">
          <table:table-cell table:style-name="ce12" office:value-type="string" calcext:value-type="string">
            <text:p>Printed part</text:p>
          </table:table-cell>
          <table:table-cell table:style-name="ce19" office:value-type="string" calcext:value-type="string">
            <text:p>1.5</text:p>
          </table:table-cell>
          <table:table-cell table:style-name="ce12" office:value-type="string" calcext:value-type="string">
            <text:p>RFVplotter-PenLifterBody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28"/>
          <table:table-cell table:number-columns-repeated="1019"/>
        </table:table-row>
        <table:table-row table:style-name="ro2">
          <table:table-cell table:style-name="ce12" office:value-type="string" calcext:value-type="string">
            <text:p>Printed part</text:p>
          </table:table-cell>
          <table:table-cell table:style-name="ce19" office:value-type="string" calcext:value-type="string">
            <text:p>1.6</text:p>
          </table:table-cell>
          <table:table-cell table:style-name="ce12" office:value-type="string" calcext:value-type="string">
            <text:p>RFVplotter-PenLifterServoPushBlock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28"/>
          <table:table-cell table:number-columns-repeated="1019"/>
        </table:table-row>
        <table:table-row table:style-name="ro2">
          <table:table-cell table:style-name="ce12" office:value-type="string" calcext:value-type="string">
            <text:p>Printed part</text:p>
          </table:table-cell>
          <table:table-cell table:style-name="ce19" office:value-type="string" calcext:value-type="string">
            <text:p>1.7</text:p>
          </table:table-cell>
          <table:table-cell table:style-name="ce12" office:value-type="string" calcext:value-type="string">
            <text:p>RFVplotter-PenLifterPenHolder10p5mm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12" office:value-type="string" calcext:value-type="string">
            <text:p>You can edit this file to fit a pen with smaller or bigger OD.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rinted part</text:p>
          </table:table-cell>
          <table:table-cell table:style-name="ce19" office:value-type="string" calcext:value-type="string">
            <text:p>1.8</text:p>
          </table:table-cell>
          <table:table-cell table:style-name="ce12" office:value-type="string" calcext:value-type="string">
            <text:p>RFVplotter-PenLifterLockWheel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28"/>
          <table:table-cell table:number-columns-repeated="1019"/>
        </table:table-row>
        <table:table-row table:style-name="ro4">
          <table:table-cell table:style-name="ce12" office:value-type="string" calcext:value-type="string">
            <text:p>Printed part</text:p>
          </table:table-cell>
          <table:table-cell table:style-name="ce19" office:value-type="string" calcext:value-type="string">
            <text:p>1.9</text:p>
          </table:table-cell>
          <table:table-cell table:style-name="ce12" office:value-type="string" calcext:value-type="string">
            <text:p>RFVplotter-Riser10mm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string" calcext:value-type="string">
            <text:p>Plotter can be used without the riser, but it angles the belts and gives a little more pressure on the pen and it is nice for cable management.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Printed part</text:p>
          </table:table-cell>
          <table:table-cell table:style-name="ce19" office:value-type="string" calcext:value-type="string">
            <text:p>1.9-20</text:p>
          </table:table-cell>
          <table:table-cell table:style-name="ce12" office:value-type="string" calcext:value-type="string">
            <text:p>RFVplotter-Riser20mm</text:p>
          </table:table-cell>
          <table:table-cell table:style-name="ce18" office:value-type="string" calcext:value-type="string">
            <text:p>v1_0</text:p>
          </table:table-cell>
          <table:table-cell table:style-name="ce18"/>
          <table:table-cell table:style-name="ce28" office:value-type="string" calcext:value-type="string">
            <text:p>When increasing the scale of the plotter you can increase the height of the riser. For more than 2m between the motors I use the 20mm riser.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rinted part</text:p>
          </table:table-cell>
          <table:table-cell table:style-name="ce19" office:value-type="string" calcext:value-type="string">
            <text:p>1.10</text:p>
          </table:table-cell>
          <table:table-cell table:style-name="ce12" office:value-type="string" calcext:value-type="string">
            <text:p>RFVplotter-WeightAdjustmentPlate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string" calcext:value-type="string">
            <text:p>For balancing the plotter head.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rinted part</text:p>
          </table:table-cell>
          <table:table-cell table:style-name="ce19" office:value-type="string" calcext:value-type="string">
            <text:p>1.11</text:p>
          </table:table-cell>
          <table:table-cell table:style-name="ce12" office:value-type="string" calcext:value-type="string">
            <text:p>RFVplotter-WeightAdjustmentScrew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string" calcext:value-type="string">
            <text:p>For balancing the plotter head.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lectro-mechanic part</text:p>
          </table:table-cell>
          <table:table-cell table:style-name="ce19" office:value-type="string" calcext:value-type="string">
            <text:p>2.1</text:p>
          </table:table-cell>
          <table:table-cell table:style-name="ce12" office:value-type="string" calcext:value-type="string">
            <text:p>ServoSG90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Dimension: 22mm x 11.5mm x 22.5mm</text:p>
          </table:table-cell>
          <table:table-cell office:value-type="string" calcext:value-type="string">
            <text:p>https://www.aliexpress.com/item/32561052304.html?spm=a2g0o.productlist.0.0.1d1f4ed3nHVRWe&amp;algo_pvid=b1bbb120-2327-49c9-89d4-e841c3651daa&amp;algo_exp_id=b1bbb120-2327-49c9-89d4-e841c3651daa-1&amp;pdp_ext_f=%7B%22sku_id%22%3A%2212000026866548788%22%7D&amp;pdp_npi=2%40dis%21EUR%210.94%210.79%21%21%21%21%21%402101e9d316659465286477044ef875%2112000026866548788%21sea&amp;curPageLogUid=aEJHGl18hYbh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-mechanic part</text:p>
          </table:table-cell>
          <table:table-cell table:style-name="ce19" office:value-type="string" calcext:value-type="string">
            <text:p>2.2</text:p>
          </table:table-cell>
          <table:table-cell table:style-name="ce12" office:value-type="string" calcext:value-type="string">
            <text:p>BLDC-Motor 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1806 2400KV, Stator diameter Ø18mm</text:p>
          </table:table-cell>
          <table:table-cell office:value-type="string" calcext:value-type="string">
            <text:p>https://www.aliexpress.com/item/32360078446.html?spm=a2g0o.productlist.0.0.3cb37ecamhz5uS&amp;algo_pvid=d5200202-eb4e-4f5e-b2c2-1a3b53413c36&amp;algo_exp_id=d5200202-eb4e-4f5e-b2c2-1a3b53413c36-0&amp;pdp_ext_f=%7B%22sku_id%22%3A%2257529085736%22%7D&amp;pdp_npi=2%40dis%21EUR%215.0%214.9%21%21%21%21%21%40210318d116659449048466281ec725%2157529085736%21sea&amp;curPageLogUid=q9p40xjfDiOi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-mechanic part</text:p>
          </table:table-cell>
          <table:table-cell table:style-name="ce19" office:value-type="string" calcext:value-type="string">
            <text:p>2.3</text:p>
          </table:table-cell>
          <table:table-cell table:style-name="ce12" office:value-type="string" calcext:value-type="string">
            <text:p>BLDC-Propeller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DALPROP T3045BN</text:p>
          </table:table-cell>
          <table:table-cell office:value-type="string" calcext:value-type="string">
            <text:p>https://www.aliexpress.com/item/32791637052.html?spm=a2g0o.productlist.0.0.435d11891FEjOC&amp;algo_pvid=0a22b87a-a329-48f0-b320-131263bcbbc6&amp;algo_exp_id=0a22b87a-a329-48f0-b320-131263bcbbc6-1&amp;pdp_ext_f=%7B%22sku_id%22%3A%2263804342857%22%7D&amp;pdp_npi=2%40dis%21EUR%213.33%213.33%21%21%212.64%21%21%40210318c916659454846391399ec8d4%2163804342857%21sea&amp;curPageLogUid=oiomcCuG59wC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-mechanic part</text:p>
          </table:table-cell>
          <table:table-cell table:style-name="ce19" office:value-type="string" calcext:value-type="string">
            <text:p>2.4</text:p>
          </table:table-cell>
          <table:table-cell table:style-name="ce12" office:value-type="string" calcext:value-type="string">
            <text:p>BLDC-PropellerSpinner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Included with BLDC motor.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ardware</text:p>
          </table:table-cell>
          <table:table-cell table:style-name="ce19" office:value-type="string" calcext:value-type="string">
            <text:p>3.1</text:p>
          </table:table-cell>
          <table:table-cell table:style-name="ce12" office:value-type="string" calcext:value-type="string">
            <text:p>M3 Nylon insert locknut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12" office:value-type="string" calcext:value-type="string">
            <text:p>Hardware</text:p>
          </table:table-cell>
          <table:table-cell table:style-name="ce19" office:value-type="string" calcext:value-type="string">
            <text:p>3.2</text:p>
          </table:table-cell>
          <table:table-cell table:style-name="ce12" office:value-type="string" calcext:value-type="string">
            <text:p>M3 Nut</text:p>
          </table:table-cell>
          <table:table-cell table:style-name="ce12"/>
          <table:table-cell table:style-name="ce18" office:value-type="float" office:value="7" calcext:value-type="float">
            <text:p>7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12" office:value-type="string" calcext:value-type="string">
            <text:p>Hardware</text:p>
          </table:table-cell>
          <table:table-cell table:style-name="ce19" office:value-type="string" calcext:value-type="string">
            <text:p>3.3</text:p>
          </table:table-cell>
          <table:table-cell table:style-name="ce12" office:value-type="string" calcext:value-type="string">
            <text:p>M3x30 Socket head screw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12" office:value-type="string" calcext:value-type="string">
            <text:p>Hardware</text:p>
          </table:table-cell>
          <table:table-cell table:style-name="ce19" office:value-type="string" calcext:value-type="string">
            <text:p>3.4</text:p>
          </table:table-cell>
          <table:table-cell table:style-name="ce12" office:value-type="string" calcext:value-type="string">
            <text:p>M3x25 Socket head screw</text:p>
          </table:table-cell>
          <table:table-cell table:style-name="ce12"/>
          <table:table-cell table:style-name="ce18" office:value-type="float" office:value="3" calcext:value-type="float">
            <text:p>3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12" office:value-type="string" calcext:value-type="string">
            <text:p>Hardware</text:p>
          </table:table-cell>
          <table:table-cell table:style-name="ce19" office:value-type="string" calcext:value-type="string">
            <text:p>3.5</text:p>
          </table:table-cell>
          <table:table-cell table:style-name="ce12" office:value-type="string" calcext:value-type="string">
            <text:p>M3x33 Socket head screw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12" office:value-type="string" calcext:value-type="string">
            <text:p>Hardware</text:p>
          </table:table-cell>
          <table:table-cell table:style-name="ce19" office:value-type="string" calcext:value-type="string">
            <text:p>3.6</text:p>
          </table:table-cell>
          <table:table-cell table:style-name="ce12" office:value-type="string" calcext:value-type="string">
            <text:p>Ø3x16 Countersunk wood screw</text:p>
          </table:table-cell>
          <table:table-cell table:style-name="ce12"/>
          <table:table-cell table:style-name="ce18" office:value-type="float" office:value="2" calcext:value-type="float">
            <text:p>2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12" office:value-type="string" calcext:value-type="string">
            <text:p>Hardware</text:p>
          </table:table-cell>
          <table:table-cell table:style-name="ce19" office:value-type="string" calcext:value-type="string">
            <text:p>3.7</text:p>
          </table:table-cell>
          <table:table-cell table:style-name="ce12" office:value-type="string" calcext:value-type="string">
            <text:p>Ø2x8 Servo screws</text:p>
          </table:table-cell>
          <table:table-cell table:style-name="ce12"/>
          <table:table-cell table:style-name="ce18" office:value-type="float" office:value="2" calcext:value-type="float">
            <text:p>2</text:p>
          </table:table-cell>
          <table:table-cell table:style-name="ce30" office:value-type="string" calcext:value-type="string">
            <text:p>Included with servo motor.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ardware</text:p>
          </table:table-cell>
          <table:table-cell table:style-name="ce19" office:value-type="string" calcext:value-type="string">
            <text:p>3.8</text:p>
          </table:table-cell>
          <table:table-cell table:style-name="ce12" office:value-type="string" calcext:value-type="string">
            <text:p>M2x4.5 BLDC screws</text:p>
          </table:table-cell>
          <table:table-cell table:style-name="ce12"/>
          <table:table-cell table:style-name="ce18" office:value-type="float" office:value="4" calcext:value-type="float">
            <text:p>4</text:p>
          </table:table-cell>
          <table:table-cell table:style-name="ce30" office:value-type="string" calcext:value-type="string">
            <text:p>Included with BLDC motor.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ardware</text:p>
          </table:table-cell>
          <table:table-cell table:style-name="ce19" office:value-type="string" calcext:value-type="string">
            <text:p>3.9</text:p>
          </table:table-cell>
          <table:table-cell table:style-name="ce12" office:value-type="string" calcext:value-type="string">
            <text:p>Ø3x42 Dowel pin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Aluminium knitting pin, cut to length.</text:p>
          </table:table-cell>
          <table:table-cell office:value-type="string" calcext:value-type="string">
            <text:p>https://www.aliexpress.com/item/4000270334571.html?spm=a2g0o.productlist.0.0.769323adrA3iNy&amp;algo_pvid=8dffd32f-0dd4-412e-8898-ba3e0df46e14&amp;algo_exp_id=8dffd32f-0dd4-412e-8898-ba3e0df46e14-6&amp;pdp_ext_f=%7B%22sku_id%22%3A%2210000001102092521%22%7D&amp;pdp_npi=2%40dis%21EUR%211.22%210.89%21%21%21%21%21%40210318be16659464490543315e7676%2110000001102092521%21sea&amp;curPageLogUid=ALd1h9LfMG6I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Fishing supplies</text:p>
          </table:table-cell>
          <table:table-cell table:style-name="ce19" office:value-type="string" calcext:value-type="string">
            <text:p>4.1</text:p>
          </table:table-cell>
          <table:table-cell table:style-name="ce12" office:value-type="string" calcext:value-type="string">
            <text:p>Weight 100g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Fishing sinker. Weight dependent of plotter size.</text:p>
          </table:table-cell>
          <table:table-cell office:value-type="string" calcext:value-type="string">
            <text:p>https://www.aliexpress.com/item/1005003163363896.html?spm=a2g0o.productlist.0.0.60807f47VtlvAK&amp;algo_pvid=63f4827c-6f99-49bb-bdff-cb42a0fad614&amp;algo_exp_id=63f4827c-6f99-49bb-bdff-cb42a0fad614-43&amp;pdp_ext_f=%7B%22sku_id%22%3A%2212000024435108104%22%7D&amp;pdp_npi=2%40dis%21EUR%2118.76%2112.38%21%21%21%21%21%40210318b816659463749981761e72eb%2112000024435108104%21sea&amp;curPageLogUid=He2kd8zySBwC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Drawing supplies</text:p>
          </table:table-cell>
          <table:table-cell table:style-name="ce19" office:value-type="string" calcext:value-type="string">
            <text:p>5.1</text:p>
          </table:table-cell>
          <table:table-cell table:style-name="ce12" office:value-type="string" calcext:value-type="string">
            <text:p>Drawing pen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Pilot drawing pen 0.5mm (OD=10.5mm)</text:p>
          </table:table-cell>
          <table:table-cell office:value-type="string" calcext:value-type="string">
            <text:p>https://www.pilotpen.eu/en/drawing-pen-05-fineliner-marker-pen-broad-tip.html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 table:number-columns-spanned="6" table:number-rows-spanned="1">
            <text:p>Peripheral parts</text:p>
          </table:table-cell>
          <table:covered-table-cell table:style-name="ce22"/>
          <table:covered-table-cell table:number-columns-repeated="2" table:style-name="ce12"/>
          <table:covered-table-cell table:style-name="ce18"/>
          <table:covered-table-cell table:style-name="ce30"/>
          <table:table-cell table:number-columns-repeated="1019"/>
        </table:table-row>
        <table:table-row table:style-name="ro2">
          <table:table-cell table:style-name="ce12" office:value-type="string" calcext:value-type="string">
            <text:p>Printed part</text:p>
          </table:table-cell>
          <table:table-cell table:style-name="ce19"/>
          <table:table-cell table:style-name="ce12" office:value-type="string" calcext:value-type="string">
            <text:p>RFVplotter-StepperMotorBracketLeft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12" office:value-type="string" calcext:value-type="string">
            <text:p>Printed part</text:p>
          </table:table-cell>
          <table:table-cell table:style-name="ce19"/>
          <table:table-cell table:style-name="ce12" office:value-type="string" calcext:value-type="string">
            <text:p>RFVplotter-StepperMotorBracketRight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12" office:value-type="string" calcext:value-type="string">
            <text:p>Printed part</text:p>
          </table:table-cell>
          <table:table-cell table:style-name="ce19"/>
          <table:table-cell table:style-name="ce12" office:value-type="string" calcext:value-type="string">
            <text:p>RFVplotter-BeltWeightIdlerHolder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2" calcext:value-type="float">
            <text:p>2</text:p>
          </table:table-cell>
          <table:table-cell table:style-name="ce30" office:value-type="string" calcext:value-type="string">
            <text:p>Designed for use with 3mm threaded rod and coins with hole in.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lectro-mechanic part</text:p>
          </table:table-cell>
          <table:table-cell table:style-name="ce19"/>
          <table:table-cell table:style-name="ce12" office:value-type="string" calcext:value-type="string">
            <text:p>Stepper motor NEMA17</text:p>
          </table:table-cell>
          <table:table-cell table:style-name="ce12"/>
          <table:table-cell table:style-name="ce18" office:value-type="float" office:value="2" calcext:value-type="float">
            <text:p>2</text:p>
          </table:table-cell>
          <table:table-cell table:style-name="ce30"/>
          <table:table-cell office:value-type="string" calcext:value-type="string">
            <text:p>https://www.aliexpress.com/item/1005004586903773.html?spm=a2g0o.store_pc_groupList.8148356.33.474417bcEy15ac&amp;pdp_npi=2%40dis%21EUR%21%E2%82%AC%2014%2C36%21%E2%82%AC%2011%2C48%21%21%21%21%21%402100bb4c16659451156496681e247d%2112000029730323614%21sh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Mechanical part</text:p>
          </table:table-cell>
          <table:table-cell table:style-name="ce19"/>
          <table:table-cell table:style-name="ce24" office:value-type="string" calcext:value-type="string">
            <text:p>Stepper motor pulley</text:p>
          </table:table-cell>
          <table:table-cell table:style-name="ce24"/>
          <table:table-cell table:style-name="ce18" office:value-type="float" office:value="2" calcext:value-type="float">
            <text:p>2</text:p>
          </table:table-cell>
          <table:table-cell table:style-name="ce30" office:value-type="string" calcext:value-type="string">
            <text:p>2GT-6mm/16 teeth/5mm bore</text:p>
          </table:table-cell>
          <table:table-cell office:value-type="string" calcext:value-type="string">
            <text:p>https://www.aliexpress.com/item/32953778381.html?spm=a2g0o.order_list.0.0.608e1802ToJcnP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Mechanical part</text:p>
          </table:table-cell>
          <table:table-cell table:style-name="ce19"/>
          <table:table-cell table:style-name="ce25" office:value-type="string" calcext:value-type="string">
            <text:p>Idler pulley for BeltWeights</text:p>
          </table:table-cell>
          <table:table-cell table:style-name="ce25"/>
          <table:table-cell table:style-name="ce18" office:value-type="float" office:value="2" calcext:value-type="float">
            <text:p>2</text:p>
          </table:table-cell>
          <table:table-cell table:style-name="ce30" office:value-type="string" calcext:value-type="string">
            <text:p>2GT-6mm/Ø10mm/3mm bore</text:p>
          </table:table-cell>
          <table:table-cell office:value-type="string" calcext:value-type="string">
            <text:p>https://www.aliexpress.com/item/32971394035.html?spm=a2g0o.productlist.0.0.500e59beJybVcv&amp;algo_pvid=50857fad-50f9-4e16-8abe-c304be9aeba1&amp;algo_exp_id=50857fad-50f9-4e16-8abe-c304be9aeba1-7&amp;pdp_ext_f=%7B%22sku_id%22%3A%2266708104716%22%7D&amp;pdp_npi=2%40dis%21EUR%210.63%210.5%21%21%211.16%21%21%4021031a5516659474213033208eb87c%2166708104716%21sea&amp;curPageLogUid=fsD1vORAq2TI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Mechanical part</text:p>
          </table:table-cell>
          <table:table-cell table:style-name="ce19"/>
          <table:table-cell table:style-name="ce25" office:value-type="string" calcext:value-type="string">
            <text:p>Timing belt 2GT-6mm</text:p>
          </table:table-cell>
          <table:table-cell table:style-name="ce25"/>
          <table:table-cell table:style-name="ce18" office:value-type="float" office:value="2" calcext:value-type="float">
            <text:p>2</text:p>
          </table:table-cell>
          <table:table-cell table:style-name="ce30" office:value-type="string" calcext:value-type="string">
            <text:p>Length depending on plotter size.</text:p>
          </table:table-cell>
          <table:table-cell office:value-type="string" calcext:value-type="string">
            <text:p>https://www.aliexpress.com/item/32850595940.html?spm=a2g0o.store_pc_groupList.8148356.5.6b1a6a12hK93B6&amp;pdp_npi=2%40dis%21EUR%21%E2%82%AC%201%2C36%21%E2%82%AC%201%2C36%21%21%21%21%21%402100bb4a16659457390457507e5369%2165285988433%21sh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Raspberry Pi</text:p>
          </table:table-cell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Raspberry Pi 3 Model B+ or similar.</text:p>
          </table:table-cell>
          <table:table-cell office:value-type="string" calcext:value-type="string">
            <text:p>https://www.raspberrypi.com/products/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Power supply for Raspberry pi</text:p>
          </table:table-cell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5.1V / 2.5A DC output.</text:p>
          </table:table-cell>
          <table:table-cell office:value-type="string" calcext:value-type="string">
            <text:p>https://www.raspberrypi.com/products/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BLDC-Electronic Speed Controller</text:p>
          </table:table-cell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31" office:value-type="string" calcext:value-type="string">
            <text:p>SimonK 12A ESC</text:p>
          </table:table-cell>
          <table:table-cell office:value-type="string" calcext:value-type="string">
            <text:p>https://www.aliexpress.com/item/32850173168.html?spm=a2g0o.order_list.0.0.608e1802ToJcnP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Power plug for BLDC-ECS</text:p>
          </table:table-cell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31" office:value-type="string" calcext:value-type="string">
            <text:p>Amass XT60H</text:p>
          </table:table-cell>
          <table:table-cell office:value-type="string" calcext:value-type="string">
            <text:p>https://www.aliexpress.com/item/32991415491.html?spm=a2g0o.order_list.0.0.608e1802ToJcnP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Bullet Banana Connector plug for ESC 2mm</text:p>
          </table:table-cell>
          <table:table-cell table:style-name="ce25"/>
          <table:table-cell table:style-name="ce18" office:value-type="float" office:value="3" calcext:value-type="float">
            <text:p>3</text:p>
          </table:table-cell>
          <table:table-cell table:style-name="ce31"/>
          <table:table-cell office:value-type="string" calcext:value-type="string">
            <text:p>https://www.aliexpress.com/item/1862028985.html?spm=a2g0o.order_list.0.0.608e1802ToJcnP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DRV8825 Version</text:p>
          </table:table-cell>
          <table:covered-table-cell table:style-name="ce22"/>
          <table:covered-table-cell table:number-columns-repeated="2" table:style-name="ce12"/>
          <table:covered-table-cell table:style-name="ce18"/>
          <table:covered-table-cell table:style-name="ce30"/>
          <table:table-cell table:number-columns-repeated="1019"/>
        </table:table-row>
        <table:table-row table:style-name="ro2">
          <table:table-cell table:style-name="ce12" office:value-type="string" calcext:value-type="string">
            <text:p>Printed part</text:p>
          </table:table-cell>
          <table:table-cell table:style-name="ce18"/>
          <table:table-cell table:style-name="ce12" office:value-type="string" calcext:value-type="string">
            <text:p>RFVplotter-PiAndMotorDriverMountingBracket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Designed for use with drivers mounted on perfboard.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Motor drivers-DRV8825</text:p>
          </table:table-cell>
          <table:table-cell table:style-name="ce26"/>
          <table:table-cell table:style-name="ce18" office:value-type="float" office:value="2" calcext:value-type="float">
            <text:p>2</text:p>
          </table:table-cell>
          <table:table-cell table:style-name="ce30" office:value-type="string" calcext:value-type="string">
            <text:p>DRV8825 or similar.</text:p>
          </table:table-cell>
          <table:table-cell office:value-type="string" calcext:value-type="string">
            <text:p>https://www.aliexpress.com/item/1005001636527600.html?spm=a2g0o.productlist.0.0.3e225a56PO0LuK&amp;algo_pvid=883be381-2eef-4111-b17b-7639dd278f8f&amp;algo_exp_id=883be381-2eef-4111-b17b-7639dd278f8f-1&amp;pdp_ext_f=%7B%22sku_id%22%3A%2212000016918546518%22%7D&amp;pdp_npi=2%40dis%21EUR%211.5%211.2%21%21%211.27%21%21%402101d91e16659458847626494e663b%2112000016918546518%21sea&amp;curPageLogUid=B0Snu9AwA8eb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Power supply</text:p>
          </table:table-cell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12V/3.33A power supply from an old laptop.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Perfboard 70mm x 50mm</text:p>
          </table:table-cell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30"/>
          <table:table-cell office:value-type="string" calcext:value-type="string">
            <text:p>https://www.ebay.co.uk/itm/223758179338?hash=item341906dc0a:g:s38AAOSwmmxW4blU&amp;amdata=enc%3AAQAHAAAA8Jw2p2myCDFGMUKTnxCyxJ%2Bj0Y%2BGj01EIV6yHq3rB7G3L9vSdsnheJEIrbHngt%2Be6B9OG3hneXFl35k143MOk70B8ZFcJj4stBnlNqFmUdq6CKPU72mkNvDB%2Fwhwqk2VnwcfVtyQa5SoKuiRWtSbitVXC4xFDcc0n1lRmUWEJzcB3pPebvwoeGkbiQ3VKjE5K7W03ZDkswSIitvmrOZXIaB2QM%2FVaaU2SkBdZ5e7p4Ir8RhzaQGjzGjnJko2Vk5xudEVyw%2F07Wu4a4lmjLORC%2BOB9CljqbuVE8Ty%2FsArXV%2F2VL0XuAhso73ojEUnSd1K6Q%3D%3D%7Ctkp%3ABk9SR5Sn5aX8YA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DC Buck Step down Adjustable Voltage Regulator</text:p>
          </table:table-cell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12V to 5V supply for motor drivers and SG90-servo</text:p>
          </table:table-cell>
          <table:table-cell office:value-type="string" calcext:value-type="string">
            <text:p>https://www.ebay.co.uk/itm/254604769344?hash=item3b47a07840:g:Rq4AAOSw6n5Xqd5A&amp;amdata=enc%3AAQAHAAABICuayCw9l7AGcqdrhEh4ISfzhGOsIeHzB%2FfLoDMAnLr%2BjzCujUaKPV4C5x0mOiSPJWHj6ID1uno3Kjb0toattoPDazXmU6bAlJY5A5qLfqazRIBVKZXe4C3d3l00cgz7vpOFeZuKHZje1D3zXGJWf6PHPfwORd8YLEjGfnjYVcNzbUatL6%2F12xtM2ljrmuH0yD47A26SNRrvuFSwc3NaWsEOq0ka7vFg4VNzrRU3obtQQ4mA%2Bff1KFmF5U3X5ijNtI2fcz%2B%2Fqo2%2BRf6uEX%2BBOoEmx17m2khDoy0CoQ1SDcsKIUySaMTptfjnNRpxqFgewdy0ROJMhA%2BuYaseXj67uExY9MHP2SrN7CyH5f0PwnQqNyedvVzbEpIliKi2RqQIWg%3D%3D%7Ctkp%3ABFBMnIXCo_xg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Electrolytic capasitor 100uF</text:p>
          </table:table-cell>
          <table:table-cell table:style-name="ce26"/>
          <table:table-cell table:style-name="ce18" office:value-type="float" office:value="2" calcext:value-type="float">
            <text:p>2</text:p>
          </table:table-cell>
          <table:table-cell table:style-name="ce30"/>
          <table:table-cell office:value-type="string" calcext:value-type="string">
            <text:p>https://www.aliexpress.com/item/32739085379.html?spm=a2g0o.order_list.0.0.48551802espbNp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Terminal block screw connector 2p</text:p>
          </table:table-cell>
          <table:table-cell table:style-name="ce26"/>
          <table:table-cell table:style-name="ce18" office:value-type="float" office:value="2" calcext:value-type="float">
            <text:p>2</text:p>
          </table:table-cell>
          <table:table-cell table:style-name="ce30"/>
          <table:table-cell office:value-type="string" calcext:value-type="string">
            <text:p>https://www.aliexpress.com/item/32694793102.html?spm=a2g0o.detail.0.0.77396f82oV42pF&amp;gps-id=pcDetailBottomMoreThisSeller&amp;scm=1007.13339.291025.0&amp;scm_id=1007.13339.291025.0&amp;scm-url=1007.13339.291025.0&amp;pvid=f0613609-8123-4488-b0bd-5b2e829f64cd&amp;_t=gps-id:pcDetailBottomMoreThisSeller,scm-url:1007.13339.291025.0,pvid:f0613609-8123-4488-b0bd-5b2e829f64cd,tpp_buckets:668%232846%238113%231998&amp;pdp_ext_f=%7B%22sku_id%22%3A%2260660384897%22%2C%22sceneId%22%3A%223339%22%7D&amp;pdp_npi=2%40dis%21EUR%210.99%210.96%21%21%21%21%21%402101f6b616659479600555697e4469%2160660384897%21rec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Resistor 1kOhm</text:p>
          </table:table-cell>
          <table:table-cell table:style-name="ce26"/>
          <table:table-cell table:style-name="ce18" office:value-type="float" office:value="2" calcext:value-type="float">
            <text:p>2</text:p>
          </table:table-cell>
          <table:table-cell table:style-name="ce30"/>
          <table:table-cell office:value-type="string" calcext:value-type="string">
            <text:p>https://www.aliexpress.com/item/32847096736.html?spm=a2g0o.productlist.0.0.fe449b090oUpqh&amp;algo_pvid=c486b7d5-441d-45db-b38e-992bfb51af27&amp;algo_exp_id=c486b7d5-441d-45db-b38e-992bfb51af27-1&amp;pdp_ext_f=%7B%22sku_id%22%3A%2265505546483%22%7D&amp;pdp_npi=2%40dis%21EUR%210.53%210.38%21%21%211.27%21%21%402101e9d016659497534032484ec50d%2165505546483%21sea&amp;curPageLogUid=SN19a1cBeVyR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Female pin connector 8p</text:p>
          </table:table-cell>
          <table:table-cell table:style-name="ce26"/>
          <table:table-cell table:style-name="ce18" office:value-type="float" office:value="4" calcext:value-type="float">
            <text:p>4</text:p>
          </table:table-cell>
          <table:table-cell table:style-name="ce30"/>
          <table:table-cell office:value-type="string" calcext:value-type="string">
            <text:p>https://www.ebay.co.uk/itm/223478558792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Male pin connector 3p</text:p>
          </table:table-cell>
          <table:table-cell table:style-name="ce26"/>
          <table:table-cell table:style-name="ce18" office:value-type="float" office:value="3" calcext:value-type="float">
            <text:p>3</text:p>
          </table:table-cell>
          <table:table-cell table:style-name="ce30"/>
          <table:table-cell office:value-type="string" calcext:value-type="string">
            <text:p>https://www.ebay.co.uk/itm/203585637263?_trkparms=amclksrc%3DITM%26aid%3D1110006%26algo%3DHOMESPLICE.SIM%26ao%3D1%26asc%3D242488%26meid%3Dcd17ff54c88b4a78a66900dfe91226b1%26pid%3D101195%26rk%3D3%26rkt%3D12%26sd%3D223478558792%26itm%3D203585637263%26pmt%3D1%26noa%3D0%26pg%3D2047675%26algv%3DSimplAMLv11WebTrimmedV3MskuAspectsV202110NoVariantSeedKnnRecallV1%26brand%3DUnbranded&amp;_trksid=p2047675.c101195.m1851&amp;amdata=cksum%3A203585637263cd17ff54c88b4a78a66900dfe91226b1%7Cenc%3AAQAHAAABIMFr2e4EmAnM%252ByHZkULYKDIJ4L66fOjNL0iupgt%252BzO1%252F3AE1t3mNirUYB96NktMCicMagiS6mbeTl0xquGODv9l6tbxMHwn6IAw4shoPy59exvy01NYNf%252FU%252FTVDuGECD%252FqO8CKSfhqKG3fmXtW8dej5zvoK0Hx4y0sE%252FQSfVsAVRz4XWJX%252FloPoq0y3fPTxG7cW4w%252BRFHAX%252B1eScHO%252F0ktDmbyvGpHhuohUFg1gJ%252BYtRrcntC367jDtNklvyO%252F1H%252FkadHtvXGzyB7K%252F89myP8SSwlo8sSgeAXcAqqIMKNx0KyiMV%252BcbWEwQ697OYOG4vNvOWYsuNHEaVrqmDPcByuwdOaguFgnXkEhEuk%252F%252BWMF%252ByC3B1npUQophleOGFDkdaCg%253D%253D%7Campid%3APL_CLK%7Cclp%3A2047675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Male pin connector 4p</text:p>
          </table:table-cell>
          <table:table-cell table:style-name="ce26"/>
          <table:table-cell table:style-name="ce18" office:value-type="float" office:value="3" calcext:value-type="float">
            <text:p>3</text:p>
          </table:table-cell>
          <table:table-cell table:style-name="ce30"/>
          <table:table-cell office:value-type="string" calcext:value-type="string">
            <text:p>https://www.ebay.co.uk/itm/203585637263?_trkparms=amclksrc%3DITM%26aid%3D1110006%26algo%3DHOMESPLICE.SIM%26ao%3D1%26asc%3D242488%26meid%3Dcd17ff54c88b4a78a66900dfe91226b1%26pid%3D101195%26rk%3D3%26rkt%3D12%26sd%3D223478558792%26itm%3D203585637263%26pmt%3D1%26noa%3D0%26pg%3D2047675%26algv%3DSimplAMLv11WebTrimmedV3MskuAspectsV202110NoVariantSeedKnnRecallV1%26brand%3DUnbranded&amp;_trksid=p2047675.c101195.m1851&amp;amdata=cksum%3A203585637263cd17ff54c88b4a78a66900dfe91226b1%7Cenc%3AAQAHAAABIMFr2e4EmAnM%252ByHZkULYKDIJ4L66fOjNL0iupgt%252BzO1%252F3AE1t3mNirUYB96NktMCicMagiS6mbeTl0xquGODv9l6tbxMHwn6IAw4shoPy59exvy01NYNf%252FU%252FTVDuGECD%252FqO8CKSfhqKG3fmXtW8dej5zvoK0Hx4y0sE%252FQSfVsAVRz4XWJX%252FloPoq0y3fPTxG7cW4w%252BRFHAX%252B1eScHO%252F0ktDmbyvGpHhuohUFg1gJ%252BYtRrcntC367jDtNklvyO%252F1H%252FkadHtvXGzyB7K%252F89myP8SSwlo8sSgeAXcAqqIMKNx0KyiMV%252BcbWEwQ697OYOG4vNvOWYsuNHEaVrqmDPcByuwdOaguFgnXkEhEuk%252F%252BWMF%252ByC3B1npUQophleOGFDkdaCg%253D%253D%7Campid%3APL_CLK%7Cclp%3A2047675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Male pin connector 5p</text:p>
          </table:table-cell>
          <table:table-cell table:style-name="ce26"/>
          <table:table-cell table:style-name="ce18" office:value-type="float" office:value="4" calcext:value-type="float">
            <text:p>4</text:p>
          </table:table-cell>
          <table:table-cell table:style-name="ce30"/>
          <table:table-cell office:value-type="string" calcext:value-type="string">
            <text:p>https://www.ebay.co.uk/itm/203585637263?_trkparms=amclksrc%3DITM%26aid%3D1110006%26algo%3DHOMESPLICE.SIM%26ao%3D1%26asc%3D242488%26meid%3Dcd17ff54c88b4a78a66900dfe91226b1%26pid%3D101195%26rk%3D3%26rkt%3D12%26sd%3D223478558792%26itm%3D203585637263%26pmt%3D1%26noa%3D0%26pg%3D2047675%26algv%3DSimplAMLv11WebTrimmedV3MskuAspectsV202110NoVariantSeedKnnRecallV1%26brand%3DUnbranded&amp;_trksid=p2047675.c101195.m1851&amp;amdata=cksum%3A203585637263cd17ff54c88b4a78a66900dfe91226b1%7Cenc%3AAQAHAAABIMFr2e4EmAnM%252ByHZkULYKDIJ4L66fOjNL0iupgt%252BzO1%252F3AE1t3mNirUYB96NktMCicMagiS6mbeTl0xquGODv9l6tbxMHwn6IAw4shoPy59exvy01NYNf%252FU%252FTVDuGECD%252FqO8CKSfhqKG3fmXtW8dej5zvoK0Hx4y0sE%252FQSfVsAVRz4XWJX%252FloPoq0y3fPTxG7cW4w%252BRFHAX%252B1eScHO%252F0ktDmbyvGpHhuohUFg1gJ%252BYtRrcntC367jDtNklvyO%252F1H%252FkadHtvXGzyB7K%252F89myP8SSwlo8sSgeAXcAqqIMKNx0KyiMV%252BcbWEwQ697OYOG4vNvOWYsuNHEaVrqmDPcByuwdOaguFgnXkEhEuk%252F%252BWMF%252ByC3B1npUQophleOGFDkdaCg%253D%253D%7Campid%3APL_CLK%7Cclp%3A2047675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Pin Header Jumper block</text:p>
          </table:table-cell>
          <table:table-cell table:style-name="ce26"/>
          <table:table-cell table:style-name="ce18" office:value-type="float" office:value="6" calcext:value-type="float">
            <text:p>6</text:p>
          </table:table-cell>
          <table:table-cell table:style-name="ce30"/>
          <table:table-cell office:value-type="string" calcext:value-type="string">
            <text:p>https://www.aliexpress.com/item/4000540718136.html?spm=a2g0o.order_list.0.0.48551802espbNp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TB6600 Version</text:p>
          </table:table-cell>
          <table:covered-table-cell table:style-name="ce18"/>
          <table:covered-table-cell table:number-columns-repeated="2" table:style-name="ce12"/>
          <table:covered-table-cell table:style-name="ce18"/>
          <table:covered-table-cell table:style-name="ce30"/>
          <table:table-cell table:number-columns-repeated="1019"/>
        </table:table-row>
        <table:table-row table:style-name="ro2">
          <table:table-cell table:style-name="ce12" office:value-type="string" calcext:value-type="string">
            <text:p>Printed part</text:p>
          </table:table-cell>
          <table:table-cell table:style-name="ce18"/>
          <table:table-cell table:style-name="ce25" office:value-type="string" calcext:value-type="string">
            <text:p>RFVplotter-PSUMountingBracketLeft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12" office:value-type="string" calcext:value-type="string">
            <text:p>Printed part</text:p>
          </table:table-cell>
          <table:table-cell table:style-name="ce18"/>
          <table:table-cell table:style-name="ce25" office:value-type="string" calcext:value-type="string">
            <text:p>RFVplotter-PSUMountingBracketRight</text:p>
          </table:table-cell>
          <table:table-cell table:style-name="ce18" office:value-type="string" calcext:value-type="string">
            <text:p>v1_0</text:p>
          </table:table-cell>
          <table:table-cell table:style-name="ce18" office:value-type="float" office:value="1" calcext:value-type="float">
            <text:p>1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Motor drivers-TB6600</text:p>
          </table:table-cell>
          <table:table-cell table:style-name="ce26"/>
          <table:table-cell table:style-name="ce18" office:value-type="float" office:value="2" calcext:value-type="float">
            <text:p>2</text:p>
          </table:table-cell>
          <table:table-cell table:style-name="ce30" office:value-type="string" calcext:value-type="string">
            <text:p>TB6600 or similar.</text:p>
          </table:table-cell>
          <table:table-cell office:value-type="string" calcext:value-type="string">
            <text:p>https://www.aliexpress.com/item/1005003984360265.html?spm=a2g0o.productlist.0.0.dd203322jrsL8l&amp;algo_pvid=557e8ce1-b40e-488c-83af-f22273360e98&amp;algo_exp_id=557e8ce1-b40e-488c-83af-f22273360e98-0&amp;pdp_ext_f=%7B%22sku_id%22%3A%2212000027640217095%22%7D&amp;pdp_npi=2%40dis%21EUR%2110.53%217.38%21%21%21%21%21%40210318b916659458483427629eca21%2112000027640217095%21sea&amp;curPageLogUid=4mndEW296J4V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9"/>
          <table:table-cell table:style-name="ce25" office:value-type="string" calcext:value-type="string">
            <text:p>Power supply</text:p>
          </table:table-cell>
          <table:table-cell table:style-name="ce26"/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ATX power supply from an old computer.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lectronic part</text:p>
          </table:table-cell>
          <table:table-cell table:style-name="ce18"/>
          <table:table-cell table:style-name="ce25" office:value-type="string" calcext:value-type="string">
            <text:p>Resistor 1kOhm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30"/>
          <table:table-cell table:number-columns-repeated="1019"/>
        </table:table-row>
        <table:table-row table:style-name="ro2" table:number-rows-repeated="1048511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/>
    </number:number-style>
    <number:number-style style:name="N11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01T15:23:49.406000000</meta:creation-date>
    <dc:date>2022-10-16T22:02:01.703000000</dc:date>
    <meta:editing-duration>P1DT11H58M58S</meta:editing-duration>
    <meta:editing-cycles>99</meta:editing-cycles>
    <meta:generator>LibreOffice/7.4.0.3$Windows_X86_64 LibreOffice_project/f85e47c08ddd19c015c0114a68350214f7066f5a</meta:generator>
    <meta:document-statistic meta:table-count="1" meta:cell-count="282" meta:object-count="0"/>
  </office:meta>
</office:document-meta>
</file>